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katab RTL1" svg:font-family="'Akatab RTL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paragraph-rsid="005d4a7e" style:font-size-asian="14pt" style:font-name-complex="Akatab1" style:font-size-complex="14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paragraph-rsid="0061e5c8" style:font-size-asian="14pt" style:font-name-complex="Akatab1" style:font-size-complex="14pt"/>
    </style:style>
    <style:style style:name="P4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fo:font-weight="normal" officeooo:rsid="0061e5c8" officeooo:paragraph-rsid="00635886" style:font-name-asian="Arial" style:font-size-asian="14pt" style:font-weight-asian="normal" style:font-name-complex="Akatab1" style:font-size-complex="14pt" style:font-weight-complex="normal"/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1pt" fo:font-weight="normal" officeooo:rsid="0066ef9c" officeooo:paragraph-rsid="0066ef9c" style:font-size-asian="11pt" style:font-weight-asian="normal" style:font-name-complex="Akatab1" style:font-size-complex="11pt" style:font-weight-complex="normal"/>
    </style:style>
    <style:style style:name="P6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color="#000000" style:font-name="Akatab1" fo:font-size="14pt" officeooo:paragraph-rsid="005961ea" style:font-size-asian="14pt" style:font-name-complex="Akatab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rsid="0030dba2" officeooo:paragraph-rsid="005b4dea" style:font-size-asian="14pt" style:font-name-complex="Akatab1" style:font-size-complex="14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Akatab1" fo:font-size="14pt" officeooo:rsid="006725cc" officeooo:paragraph-rsid="006725cc" style:font-size-asian="12.25pt" style:font-name-complex="Akatab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color="#000000" style:font-name="Akatab1" fo:font-size="14pt" officeooo:rsid="0030dba2" officeooo:paragraph-rsid="003d8e75" style:font-size-asian="14pt" style:font-name-complex="Akatab1" style:font-size-complex="14pt" style:language-complex="ne" style:country-complex="NP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1" style:family="paragraph" style:parent-style-name="Standard">
      <style:paragraph-properties fo:margin-left="0in" fo:margin-right="0in" fo:margin-top="0in" fo:margin-bottom="0.1in" loext:contextual-spacing="false" fo:line-height="100%" fo:text-align="start" style:justify-single-word="false" fo:text-indent="0in" style:auto-text-indent="false"/>
      <style:text-properties fo:color="#000000" style:font-name="Akatab1" fo:font-size="11pt" fo:font-weight="normal" officeooo:rsid="0061e5c8" officeooo:paragraph-rsid="006fa164" style:font-name-asian="Arial" style:font-size-asian="11pt" style:font-weight-asian="normal" style:font-name-complex="Akatab1" style:font-size-complex="11pt" style:font-weight-complex="normal"/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rsid="0030dba2" officeooo:paragraph-rsid="005b4dea" style:font-size-asian="14pt" style:font-name-complex="Akatab1" style:font-size-complex="14pt" style:language-complex="ne" style:country-complex="NP"/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style:font-name="Akatab1" fo:font-size="14pt" officeooo:paragraph-rsid="0066ef9c" style:font-size-asian="14pt" style:font-name-complex="Akatab1" style:font-size-complex="14pt"/>
    </style:style>
    <style:style style:name="P14" style:family="paragraph" style:parent-style-name="Normal">
      <style:paragraph-properties fo:margin-left="0in" fo:margin-right="0in" fo:margin-top="0in" fo:margin-bottom="0.1in" loext:contextual-spacing="false" fo:line-height="100%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5" style:family="paragraph" style:parent-style-name="Normal">
      <style:paragraph-properties fo:margin-left="0in" fo:margin-right="0in" fo:margin-top="0in" fo:margin-bottom="0.1in" loext:contextual-spacing="false" fo:line-height="100%" fo:text-align="end" style:justify-single-word="false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6" style:family="paragraph" style:parent-style-name="Heading_20_2">
      <style:paragraph-properties fo:line-height="100%"/>
      <style:text-properties fo:color="#666666" style:font-name="Akatab1" style:font-name-complex="Akatab1"/>
    </style:style>
    <style:style style:name="P17" style:family="paragraph" style:parent-style-name="Heading_20_2">
      <style:paragraph-properties fo:line-height="100%"/>
      <style:text-properties fo:color="#666666" style:font-name="Akatab1" fo:font-size="14pt" fo:font-weight="bold" officeooo:paragraph-rsid="003f80e3" style:font-name-asian="Arial" style:font-size-asian="14pt" style:font-weight-asian="bold" style:font-name-complex="Akatab1" style:font-size-complex="14pt" style:font-weight-complex="bold"/>
    </style:style>
    <style:style style:name="P18" style:family="paragraph" style:parent-style-name="Heading_20_2">
      <style:paragraph-properties fo:line-height="100%"/>
      <style:text-properties style:font-name="Akatab1" officeooo:paragraph-rsid="004b1d41" style:font-name-complex="Akatab1"/>
    </style:style>
    <style:style style:name="P19" style:family="paragraph" style:parent-style-name="Heading_20_2">
      <style:paragraph-properties fo:line-height="100%"/>
      <style:text-properties style:font-name="Akatab1" officeooo:paragraph-rsid="005b4dea" style:font-name-complex="Akatab1"/>
    </style:style>
    <style:style style:name="P20" style:family="paragraph" style:parent-style-name="Heading_20_2">
      <style:paragraph-properties fo:line-height="100%"/>
      <style:text-properties style:font-name="Akatab1" fo:font-size="13pt" officeooo:paragraph-rsid="004b1d41" style:font-size-asian="13pt" style:font-name-complex="Akatab1" style:font-size-complex="13pt"/>
    </style:style>
    <style:style style:name="P21" style:family="paragraph" style:parent-style-name="Heading_20_2">
      <style:paragraph-properties fo:line-height="100%"/>
      <style:text-properties style:font-name="Akatab1" fo:font-size="14pt" fo:font-weight="bold" officeooo:paragraph-rsid="00635886" style:font-size-asian="14pt" style:font-weight-asian="bold" style:font-name-complex="Akatab1" style:font-size-complex="14pt" style:font-weight-complex="bold"/>
    </style:style>
    <style:style style:name="P22" style:family="paragraph" style:parent-style-name="Heading_20_2">
      <style:paragraph-properties fo:line-height="100%"/>
      <style:text-properties style:font-name="Akatab1" fo:font-size="14pt" fo:font-weight="bold" officeooo:paragraph-rsid="005242cd" style:font-size-asian="14pt" style:font-weight-asian="bold" style:font-name-complex="Akatab1" style:font-size-complex="14pt" style:font-weight-complex="bold"/>
    </style:style>
    <style:style style:name="P23" style:family="paragraph" style:parent-style-name="Heading_20_2">
      <style:paragraph-properties fo:margin-top="0.2402in" fo:margin-bottom="0in" loext:contextual-spacing="false" fo:line-height="100%"/>
      <style:text-properties style:font-name="Akatab1" fo:font-size="14pt" officeooo:paragraph-rsid="006fa164" style:font-size-asian="14pt" style:font-name-complex="Akatab1" style:font-size-complex="14pt"/>
    </style:style>
    <style:style style:name="P24" style:family="paragraph" style:parent-style-name="Title" style:master-page-name="MP0">
      <style:paragraph-properties fo:line-height="100%" style:page-number="auto" fo:break-before="page"/>
      <style:text-properties style:font-name="Akatab1" fo:font-size="20pt" style:font-size-asian="20pt" style:font-name-complex="Akatab1" style:font-size-complex="20pt"/>
    </style:style>
    <style:style style:name="T1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style style:name="T7" style:family="text">
      <style:text-properties officeooo:rsid="004a316a"/>
    </style:style>
    <style:style style:name="T8" style:family="text">
      <style:text-properties fo:color="#666666" style:font-name-asian="Arial"/>
    </style:style>
    <style:style style:name="T9" style:family="text">
      <style:text-properties fo:color="#666666" officeooo:rsid="00519d0e" style:font-name-asian="Arial"/>
    </style:style>
    <style:style style:name="T10" style:family="text">
      <style:text-properties fo:color="#666666" officeooo:rsid="0066ef9c" style:font-name-asian="Arial"/>
    </style:style>
    <style:style style:name="T11" style:family="text">
      <style:text-properties fo:color="#666666" officeooo:rsid="005242cd" style:font-name-asian="Arial"/>
    </style:style>
    <style:style style:name="T12" style:family="text">
      <style:text-properties fo:color="#666666" officeooo:rsid="006591a4" style:font-name-asian="Arial"/>
    </style:style>
    <style:style style:name="T13" style:family="text">
      <style:text-properties fo:color="#666666" officeooo:rsid="006fa164" style:font-name-asian="Arial"/>
    </style:style>
    <style:style style:name="T14" style:family="text">
      <style:text-properties fo:color="#666666" fo:font-size="14pt" fo:font-weight="bold" style:font-name-asian="Arial" style:font-size-asian="14pt" style:font-weight-asian="bold" style:font-size-complex="14pt" style:font-weight-complex="bold"/>
    </style:style>
    <style:style style:name="T15" style:family="text">
      <style:text-properties fo:color="#666666" fo:font-size="14pt" fo:font-weight="bold" officeooo:rsid="004b1d41" style:font-name-asian="Arial" style:font-size-asian="14pt" style:font-weight-asian="bold" style:font-size-complex="14pt" style:font-weight-complex="bold"/>
    </style:style>
    <style:style style:name="T16" style:family="text">
      <style:text-properties fo:color="#666666" fo:font-size="14pt" fo:font-weight="bold" officeooo:rsid="005b4dea" style:font-name-asian="Arial" style:font-size-asian="14pt" style:font-weight-asian="bold" style:font-size-complex="14pt" style:font-weight-complex="bold"/>
    </style:style>
    <style:style style:name="T17" style:family="text">
      <style:text-properties fo:color="#666666" fo:font-weight="bold" style:font-name-asian="Arial" style:font-weight-asian="bold" style:font-weight-complex="bold"/>
    </style:style>
    <style:style style:name="T18" style:family="text">
      <style:text-properties fo:color="#666666" fo:font-weight="bold" officeooo:rsid="0027b7c0" style:font-name-asian="Arial" style:font-weight-asian="bold" style:font-weight-complex="bold"/>
    </style:style>
    <style:style style:name="T19" style:family="text">
      <style:text-properties officeooo:rsid="00517a80"/>
    </style:style>
    <style:style style:name="T20" style:family="text">
      <style:text-properties fo:color="#000000" fo:font-weight="normal" officeooo:rsid="004bc66e" style:font-name-asian="Arial" style:font-weight-asian="normal" style:font-weight-complex="normal"/>
    </style:style>
    <style:style style:name="T21" style:family="text">
      <style:text-properties fo:color="#000000" fo:font-weight="normal" officeooo:rsid="0066ef9c" style:font-weight-asian="normal" style:font-weight-complex="normal"/>
    </style:style>
    <style:style style:name="T22" style:family="text">
      <style:text-properties fo:color="#000000" fo:font-size="12pt" fo:font-weight="normal" officeooo:rsid="005242cd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66ef9c" style:font-size-asian="12pt" style:font-weight-asian="normal" style:font-size-complex="12pt" style:font-weight-complex="normal"/>
    </style:style>
    <style:style style:name="T24" style:family="text">
      <style:text-properties fo:font-weight="normal" officeooo:rsid="005242cd" style:font-name-asian="Arial" style:font-weight-asian="normal" style:font-weight-complex="normal"/>
    </style:style>
    <style:style style:name="T25" style:family="text">
      <style:text-properties fo:font-weight="normal" officeooo:rsid="005b7cec" style:font-name-asian="Arial" style:font-weight-asian="normal" style:font-weight-complex="normal"/>
    </style:style>
    <style:style style:name="T26" style:family="text">
      <style:text-properties fo:font-weight="normal" officeooo:rsid="00567af3" style:font-name-asian="Arial" style:font-weight-asian="normal" style:font-weight-complex="normal"/>
    </style:style>
    <style:style style:name="T27" style:family="text">
      <style:text-properties fo:font-style="normal" style:font-name-asian="Arial" style:font-style-asian="normal" style:font-style-complex="normal"/>
    </style:style>
    <style:style style:name="T28" style:family="text">
      <style:text-properties fo:font-style="normal" fo:font-weight="bold" style:font-name-asian="Arial" style:font-style-asian="normal" style:font-weight-asian="bold" style:font-style-complex="normal" style:font-weight-complex="bold"/>
    </style:style>
    <style:style style:name="T29" style:family="text">
      <style:text-properties style:font-name-asian="Arial"/>
    </style:style>
    <style:style style:name="T30" style:family="text">
      <style:text-properties officeooo:rsid="0061e5c8" style:font-name-asian="Arial"/>
    </style:style>
    <style:style style:name="T31" style:family="text">
      <style:text-properties officeooo:rsid="006a43b0" style:font-name-asian="Arial"/>
    </style:style>
    <style:style style:name="T32" style:family="text">
      <style:text-properties officeooo:rsid="006b0139" style:font-name-asian="Arial"/>
    </style:style>
    <style:style style:name="T33" style:family="text">
      <style:text-properties officeooo:rsid="006fa164" style:font-name-asian="Arial"/>
    </style:style>
    <style:style style:name="T34" style:family="text">
      <style:text-properties officeooo:rsid="006725cc"/>
    </style:style>
    <style:style style:name="T35" style:family="text">
      <style:text-properties style:language-complex="ne" style:country-complex="NP"/>
    </style:style>
    <style:style style:name="T36" style:family="text">
      <style:text-properties officeooo:rsid="00597c1d" style:language-complex="ne" style:country-complex="NP"/>
    </style:style>
    <style:style style:name="T37" style:family="text">
      <style:text-properties fo:font-size="12pt" fo:font-weight="normal" officeooo:rsid="005242cd" style:font-name-asian="Arial" style:font-size-asian="12pt" style:font-weight-asian="normal" style:font-size-complex="12pt" style:font-weight-complex="normal"/>
    </style:style>
    <style:style style:name="T38" style:family="text">
      <style:text-properties style:font-name="Akatab" fo:font-size="36pt" style:font-size-asian="36pt" style:font-name-complex="Akatab2" style:font-size-complex="36pt"/>
    </style:style>
    <style:style style:name="T39" style:family="text">
      <style:text-properties style:font-name="Akatab" fo:font-size="36pt" officeooo:rsid="0066ef9c" style:font-size-asian="36pt" style:font-name-complex="Akatab2" style:font-size-complex="36pt"/>
    </style:style>
    <style:style style:name="T40" style:family="text">
      <style:text-properties style:font-name="Akatab" style:font-name-complex="Akatab2"/>
    </style:style>
    <style:style style:name="T41" style:family="text">
      <style:text-properties style:font-name="Akatab" officeooo:rsid="0066ef9c" style:font-name-complex="Akatab2"/>
    </style:style>
    <style:style style:name="T42" style:family="text">
      <style:text-properties style:font-name="Akatab" fo:font-size="20pt" style:font-size-asian="20pt" style:font-name-complex="Akatab2" style:font-size-complex="20pt"/>
    </style:style>
    <style:style style:name="T43" style:family="text">
      <style:text-properties style:font-name="Akatab" fo:font-size="20pt" officeooo:rsid="0066ef9c" style:font-size-asian="20pt" style:font-name-complex="Akatab2" style:font-size-complex="20pt"/>
    </style:style>
    <style:style style:name="T44" style:family="text">
      <style:text-properties fo:font-size="20pt" style:font-size-asian="20pt" style:font-name-complex="Akatab1" style:font-size-complex="20pt"/>
    </style:style>
    <style:style style:name="T45" style:family="text">
      <style:text-properties officeooo:rsid="0066ef9c"/>
    </style:style>
    <style:style style:name="T46" style:family="text">
      <style:text-properties style:font-name="Akatab RTL" fo:font-size="36pt" style:font-size-asian="36pt" style:font-name-complex="Akatab RTL1" style:font-size-complex="36pt"/>
    </style:style>
    <style:style style:name="T47" style:family="text">
      <style:text-properties style:font-name="Akatab RTL" fo:font-size="36pt" style:font-size-asian="36pt" style:font-name-complex="Akatab1" style:font-size-complex="36pt"/>
    </style:style>
    <style:style style:name="T48" style:family="text">
      <style:text-properties style:font-name="Akatab RTL" fo:font-size="20pt" style:font-size-asian="20pt" style:font-name-complex="Akatab1" style:font-size-complex="20pt"/>
    </style:style>
    <style:style style:name="T49" style:family="text">
      <style:text-properties style:font-name-complex="Akatab1"/>
    </style:style>
    <style:style style:name="T50" style:family="text">
      <style:text-properties fo:font-variant="normal" fo:text-transform="none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style:text-line-through-style="none" style:text-line-through-type="none" fo:font-style="normal" style:text-underline-style="none" officeooo:rsid="006fe354" style:text-blinking="false" fo:background-color="transparent" loext:char-shading-value="0"/>
    </style:style>
    <style:style style:name="T5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5" style:family="text">
      <style:text-properties fo:color="#1c1c1c" fo:font-weight="bold" style:font-name-asian="Arial" style:font-weight-asian="bold" style:font-weight-complex="bold"/>
    </style:style>
    <style:style style:name="T56" style:family="text">
      <style:text-properties fo:color="#1c1c1c" fo:font-weight="bold" officeooo:rsid="006fa164" style:font-name-asian="Arial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9">Akatab</text:span> <text:span text:style-name="T34">Character Inventory</text:span></text:p>
      <text:p text:style-name="P8">Regular</text:p>
      <text:h text:style-name="P16" text:outline-level="2">Basic Latin:</text:h>
      <text:p text:style-name="P6">! “ # $ % &amp; ‘ ( ) * + , - . / 0 1 2 3 4 5 6 7 8 9 : ; &lt; = &gt; ? @ A B C D E F G H I J K L M N O P Q R S T U V W X Y Z [ \ ] ^ _ ` a b c d e f g h i j k l m n o p q r s t u v w x y z { | } ~</text:p>
      <text:h text:style-name="P16" text:outline-level="2">Latin-1 Supplement:</text:h>
      <text:p text:style-name="P9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18" text:outline-level="2"><text:span text:style-name="T14">Latin Extended-A, Latin Extended-B </text:span><text:span text:style-name="T15">&amp; Spacing Modifier Letters</text:span><text:span text:style-name="T14">:</text:span></text:h>
      <text:p text:style-name="P7"><text:span text:style-name="T35">Ă ă Ĕ ĕ Ĭ ĭ </text:span><text:span text:style-name="T36">ı</text:span><text:span text:style-name="T35"> Ŋ ŋ Ŏ ŏ Œ œ Š š Ŭ ŭ Ÿ Ž ž Ǝ ƒ Ɣ ǝ ɣ ˆ ˇ ː ˘ ˙ ˚ ˛ </text:span><text:span text:style-name="T36">˜</text:span><text:span text:style-name="T35"> </text:span><text:span text:style-name="T36">˝</text:span><text:span text:style-name="T35"> π </text:span></text:p>
      <text:h text:style-name="P19" text:outline-level="2"><text:span text:style-name="T14">Latin Extended</text:span><text:span text:style-name="T15"> </text:span><text:span text:style-name="T16">Additional</text:span><text:span text:style-name="T14">:</text:span></text:h>
      <text:p text:style-name="P12">Ḅ ḅ Ḍ ḍ Ḥ ḥ Ḳ ḳ Ḷ ḷ Ṃ ṃ Ṇ ṇ Ṛ ṛ Ṣ ṣ Ṭ ṭ Ẉ ẉ Ẓ ẓ Ỵ ỵ </text:p>
      <text:h text:style-name="P17" text:outline-level="2">General Punctuation:</text:h>
      <text:p text:style-name="P2"><text:span text:style-name="T37">NQSP MQSP ENSP EMSP 3/MSP 4/MSP 6/MSP FSP PSP THSP HSP ZWS ZWNJ ZWJ LRM RLM</text:span><text:span text:style-name="T24"> </text:span><text:span text:style-name="T25">‐</text:span><text:span text:style-name="T24"> </text:span><text:span text:style-name="T26">‑</text:span><text:span text:style-name="T24"> ‒ – — ― ‘ ’ ‚ “ ” „ † ‡ • … ‧ </text:span><text:span text:style-name="T37">LSEP PSEP LRE RLE PDF LRO RLO NNBSP</text:span><text:span text:style-name="T24"> ‰ ‹ › ⁄ </text:span><text:span text:style-name="T37">WJ</text:span></text:p>
      <text:h text:style-name="P20" text:outline-level="2"><text:span text:style-name="T17">Currency, Letterlike Symbols, </text:span><text:span text:style-name="T18">Mathematical Operators</text:span><text:span text:style-name="T17"> &amp; Geometric Shapes:</text:span></text:h>
      <text:p text:style-name="P3">€ ™ <text:span text:style-name="T7">Ω ∂ ∆ ∏ ∑ ∙ √ ∞ ∫ ≈ ≠ ≤ ≥ ◊</text:span> <text:span text:style-name="T7">◌</text:span> </text:p>
      <text:h text:style-name="P21" text:outline-level="2"><text:span text:style-name="T9">Tifinagh</text:span><text:span text:style-name="T8">:</text:span></text:h>
      <text:p text:style-name="P4">ⴰ ⴱ ⴴ ⴶ ⴷ ⴸ ⴹ ⴼ ⴾ ⵀ ⵂ ⵆ ⵈ ⵉ ⵋ ⵌ ⵍ ⵎ ⵏ ⵐ ⵑ ⵓ ⵔ ⵗ ⵙ ⵚ ⵛ ⵜ ⵟ ⵢ ⵣ ⵰ ⵿ </text:p>
      <text:p text:style-name="P5"><text:span text:style-name="T30">N</text:span><text:span text:style-name="T29">B: There are </text:span><text:span text:style-name="T31">Tifinagh</text:span><text:span text:style-name="T29"> bi-consonant ligatures </text:span><text:span text:style-name="T32">as well as</text:span><text:span text:style-name="T29"> </text:span><text:span text:style-name="T32">right to left</text:span><text:span text:style-name="T29"> and variant glyphs not represented here. Look in the document folder for </text:span><text:span text:style-name="T28">Akatab documentation.pdf</text:span><text:span text:style-name="T27"> to view those.</text:span></text:p>
      <text:h text:style-name="P22" text:outline-level="2"><text:span text:style-name="T10">Presentation Forms, </text:span><text:span text:style-name="T11">Variation Selectors </text:span><text:span text:style-name="T12">and Specials</text:span><text:span text:style-name="T8">:</text:span></text:h>
      <text:p text:style-name="P13"><text:span text:style-name="T20">ﬁ ﬂ </text:span><text:span text:style-name="T22">V-1...V-16 </text:span><text:span text:style-name="T23">ZWNBSP OBJ REPL</text:span></text:p>
      <text:h text:style-name="P23" text:outline-level="2"><text:span text:style-name="T56">Sample type</text:span><text:span text:style-name="T55">:</text:span></text:h>
      <text:p text:style-name="P14"><text:span text:style-name="T43">ⵙ</text:span><text:span text:style-name="T42">ⵏⵜⵜ ⵜⵙⴾⵍⵏ ⵓⵔ ⵜⴶⵂⵏⵜ ⵎⵉ</text:span><text:span text:style-name="T45"> <text:line-break/>Senatet tsokal</text:span>én wr teǧǧehnet émi.</text:p>
      <text:p text:style-name="P10"><text:span text:style-name="T44">‮</text:span><text:span text:style-name="T48">ⵙⵏⵜⵜ ⵜⵙⴾⵍⵏ ⵓⵔ ⵜⴶⵂⵏⵜ ⵎⵉ</text:span>‬</text:p>
      <text:p text:style-name="P15"><text:span text:style-name="T45">Senatet tsokal</text:span>én wr teǧǧehnet émi.</text:p>
      <text:p text:style-name="P11"><text:span text:style-name="T53"/></text:p>
      <text:p text:style-name="P11"><text:bookmark text:name="docs-internal-guid-3bc7fe4f-7fff-aa15-eef5-45c887c522ab"/><text:span text:style-name="T53">NB: </text:span><text:span text:style-name="T52">Inclusion of basic Latin repertoire is provided as a convenience </text:span><text:span text:style-name="T53">but</text:span><text:span text:style-name="T52"> is not intended for </text:span><text:span text:style-name="T54">extensive</text:span><text:span text:style-name="T52"> Latin script 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katab RTL1" svg:font-family="'Akatab RTL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in" loext:contextual-spacing="false" fo:hyphenation-ladder-count="no-limit" fo:text-indent="0in" style:auto-text-indent="false"/>
      <style:text-properties fo:color="#666666"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line-height="0.222in" fo:hyphenation-ladder-count="no-limit"/>
      <style:text-properties style:font-name="Scheherazade" fo:font-family="Scheherazade" style:font-family-generic="system" style:font-pitch="variable" fo:font-size="14pt" style:font-size-asian="14pt" style:font-name-complex="Scheherazade" style:font-family-complex="Scheherazade" style:font-family-generic-complex="system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_5b_Basic_20_Paragraph_5d_" style:display-name="[Basic Paragraph]" style:family="paragraph" style:parent-style-name="Normal">
      <style:paragraph-properties fo:line-height="120%" fo:orphans="2" fo:widows="2" fo:hyphenation-ladder-count="no-limit" style:text-autospace="none" style:vertical-align="middle"/>
      <style:text-properties fo:color="#000000" style:font-name="MinionPro-Regular" fo:font-family="MinionPro-Regular" style:font-family-generic="system" fo:language="en" fo:country="GB" style:letter-kerning="false" style:font-name-complex="MinionPro-Regular" style:font-family-complex="MinionPro-Regular" style:font-family-generic-complex="system" style:language-complex="ar" style:country-complex="SA" fo:hyphenate="tru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wiss" style:font-pitch-complex="variable" style:font-size-complex="11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Reference" style:display-name="Footnote Reference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center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7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2.2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MT1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MT2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M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M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M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M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2in" fo:background-color="transparent" style:dynamic-spacing="true" draw:fill="none" draw:fill-color="#5b9bd5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Character Inventory</text:span></text:span><text:span text:style-name="Default_20_Paragraph_20_Font"><text:span text:style-name="MT2"> for </text:span></text:span><text:span text:style-name="Default_20_Paragraph_20_Font"><text:span text:style-name="MT3"><text:s/></text:span></text:span><text:span text:style-name="Default_20_Paragraph_20_Font"><text:span text:style-name="MT4">Akatab 1</text:span></text:span><text:span text:style-name="Default_20_Paragraph_20_Font"><text:span text:style-name="MT5">.0 </text:span></text:span><text:span text:style-name="Default_20_Paragraph_20_Font"><text:span text:style-name="MT1">(in Unicode order)<text:tab/><text:tab/><text:tab/><text:tab/></text:span></text:span><text:span text:style-name="Default_20_Paragraph_20_Font"><text:span text:style-name="MT6">Page</text:span></text:span><text:span text:style-name="Default_20_Paragraph_20_Font"><text:span text:style-name="MT6"><text:page-number text:select-page="current">1</text:page-number></text:span></text:span></text:p>
      </style:footer>
    </style:master-page>
    <style:master-page style:name="HTML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09-04-16T11:32:00Z</meta:creation-date>
    <dc:date>2020-05-05T10:10:16.101000000</dc:date>
    <meta:print-date>2016-06-14T13:58:40.286000000</meta:print-date>
    <meta:editing-cycles>221</meta:editing-cycles>
    <meta:editing-duration>P5DT6H15M18S</meta:editing-duration>
    <meta:document-statistic meta:table-count="0" meta:image-count="0" meta:object-count="0" meta:page-count="1" meta:paragraph-count="25" meta:word-count="468" meta:character-count="1584" meta:non-whitespace-character-count="1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Padauk/Documentation/v4000/Padauk-typesample.odt/Normal.dotm"/>
  </office:meta>
</office:document-meta>
</file>